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ge" style:vertical-rel="paragraph" style:horizontal-pos="right" style:vertical-pos="from-top"/>
    </style:style>
  </office:automatic-styles>
  <office:body>
    <office:text text:use-soft-page-breaks="true">
      <text:p text:style-name="P1"><draw:frame draw:z-index="251658240" draw:style-name="a0" draw:name="Afbeelding 2" text:anchor-type="paragraph" svg:x="0in" svg:y="-0.98403in" svg:width="8.48333in" svg:height="12.06518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hoonen, Matthijs (student)</meta:initial-creator>
    <dc:creator>Schoonen, Matthijs (student)</dc:creator>
    <meta:creation-date>2024-05-09T12:55:00Z</meta:creation-date>
    <dc:date>2024-05-09T12:55:00Z</dc: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